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justify" style:justify-single-word="false"/>
    </style:style>
    <style:style style:name="P2" style:family="paragraph" style:parent-style-name="normal" style:list-style-name="WWNum1">
      <style:paragraph-properties fo:margin-left="0.5in" fo:margin-right="0in" fo:text-align="justify" style:justify-single-word="false" fo:text-indent="-0.25in" style:auto-text-indent="false"/>
    </style:style>
    <style:style style:name="P3" style:family="paragraph" style:parent-style-name="normal" style:list-style-name="WWNum3">
      <style:paragraph-properties fo:margin-left="0.5in" fo:margin-right="0in" fo:text-align="justify" style:justify-single-word="false" fo:text-indent="-0.25in" style:auto-text-indent="false"/>
    </style:style>
    <style:style style:name="P4" style:family="paragraph" style:parent-style-name="normal" style:list-style-name="WWNum3">
      <style:paragraph-properties fo:margin-left="1in" fo:margin-right="0in" fo:text-align="justify" style:justify-single-word="false" fo:text-indent="-0.25in" style:auto-text-indent="false"/>
    </style:style>
    <style:style style:name="P5" style:family="paragraph" style:parent-style-name="normal" style:list-style-name="WWNum2">
      <style:paragraph-properties fo:margin-left="0.5in" fo:margin-right="0in" fo:text-align="justify" style:justify-single-word="false" fo:text-indent="-0.25in" style:auto-text-indent="false"/>
    </style:style>
    <style:style style:name="P6" style:family="paragraph" style:parent-style-name="normal" style:list-style-name="WWNum2">
      <style:paragraph-properties fo:margin-left="1in" fo:margin-right="0in" fo:text-align="justify" style:justify-single-word="false" fo:text-indent="-0.25in" style:auto-text-indent="false"/>
    </style:style>
    <style:style style:name="P7" style:family="paragraph" style:parent-style-name="normal" style:master-page-name="Standard">
      <style:paragraph-properties fo:text-align="justify" style:justify-single-word="false" style:page-number="1"/>
    </style:style>
    <style:style style:name="T1" style:family="text">
      <style:text-properties fo:font-style="italic" style:font-style-asian="italic"/>
    </style:style>
    <style:style style:name="T2" style:family="text">
      <style:text-properties fo:font-style="italic" fo:background-color="#ffa6a6" loext:char-shading-value="0" style:font-style-asian="italic"/>
    </style:style>
    <style:style style:name="T3" style:family="text">
      <style:text-properties fo:font-style="italic" fo:background-color="#ffa6a6" loext:char-shading-value="0" style:font-style-asian="italic"/>
    </style:style>
    <style:style style:name="T4" style:family="text">
      <style:text-properties fo:font-style="italic" fo:background-color="#b3cac7" loext:char-shading-value="0" style:font-style-asian="italic"/>
    </style:style>
    <style:style style:name="T5" style:family="text">
      <style:text-properties fo:font-style="italic" fo:background-color="#b3cac7" loext:char-shading-value="0" style:font-style-asian="italic"/>
    </style:style>
    <style:style style:name="T6" style:family="text">
      <style:text-properties fo:font-style="italic" fo:background-color="#bf819e" loext:char-shading-value="0" style:font-style-asian="italic"/>
    </style:style>
    <style:style style:name="T7" style:family="text">
      <style:text-properties fo:font-style="italic" fo:background-color="#bf819e" loext:char-shading-value="0" style:font-style-asian="italic"/>
    </style:style>
    <style:style style:name="T8" style:family="text">
      <style:text-properties fo:font-style="italic" fo:background-color="#b4c7dc" loext:char-shading-value="0" style:font-style-asian="italic"/>
    </style:style>
    <style:style style:name="T9" style:family="text">
      <style:text-properties fo:font-style="italic" fo:background-color="#b4c7dc" loext:char-shading-value="0" style:font-style-asian="italic"/>
    </style:style>
    <style:style style:name="T10" style:family="text">
      <style:text-properties fo:font-style="italic" fo:background-color="#ffffa6" loext:char-shading-value="0" style:font-style-asian="italic"/>
    </style:style>
    <style:style style:name="T11" style:family="text">
      <style:text-properties fo:font-style="italic" fo:background-color="#ffffa6" loext:char-shading-value="0" style:font-style-asian="italic"/>
    </style:style>
    <style:style style:name="T12" style:family="text">
      <style:text-properties fo:font-weight="bold" style:font-weight-asian="bold"/>
    </style:style>
    <style:style style:name="T13" style:family="text">
      <style:text-properties fo:font-weight="bold" fo:background-color="#ffffa6" loext:char-shading-value="0" style:font-weight-asian="bold"/>
    </style:style>
    <style:style style:name="T14" style:family="text">
      <style:text-properties fo:font-weight="bold" fo:background-color="#ffffa6" loext:char-shading-value="0" style:font-weight-asian="bold"/>
    </style:style>
    <style:style style:name="T15" style:family="text">
      <style:text-properties style:text-underline-style="none"/>
    </style:style>
    <style:style style:name="T16" style:family="text">
      <style:text-properties fo:background-color="#b3cac7" loext:char-shading-value="0"/>
    </style:style>
    <style:style style:name="T17" style:family="text">
      <style:text-properties fo:background-color="#b3cac7" loext:char-shading-value="0"/>
    </style:style>
    <style:style style:name="T18" style:family="text">
      <style:text-properties fo:background-color="#bf819e" loext:char-shading-value="0"/>
    </style:style>
    <style:style style:name="T19" style:family="text">
      <style:text-properties fo:background-color="#bf819e" loext:char-shading-value="0"/>
    </style:style>
    <style:style style:name="T20" style:family="text">
      <style:text-properties fo:background-color="#ffffa6" loext:char-shading-value="0"/>
    </style:style>
    <style:style style:name="T21" style:family="text">
      <style:text-properties fo:background-color="#ffffa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pendiendo del género de videojuego que queramos implementar, la interactividad con otros personajes dentro del mismo puede ser crucial; más aún cuando estos personajes representan un obstáculo en la consecución del objetivo principal del juego.</text:p>
      <text:p text:style-name="P1"/>
      <text:p text:style-name="P1">En esta ocasión vamos a crear <text:span text:style-name="T21">tres perfiles de Inteligencia Artificial (</text:span><text:span text:style-name="T11">AI</text:span><text:span text:style-name="T21">) </text:span>simples que pueden ser utilizados en varios géneros de videojuegos. Para probarlos, estos perfiles deben ser puestos en una escena que satisfaga sus condiciones para poder ejecutarse.</text:p>
      <text:p text:style-name="P1"/>
      <text:p text:style-name="P1">Los perfiles son:</text:p>
      <text:p text:style-name="P1"/>
      <text:list text:style-name="WWNum1">
        <text:list-item>
          <text:p text:style-name="P2" loext:marker-style-name="T12"><text:span text:style-name="T14">Guardia</text:span><text:span text:style-name="T12">:</text:span> Está estático en un punto, y gira hacia una dirección aleatoria cada <text:span text:style-name="T1">n</text:span> segundos.</text:p>
        </text:list-item>
        <text:list-item>
          <text:p text:style-name="P2" loext:marker-style-name="T12"><text:span text:style-name="T14">Patrulla cíclica</text:span><text:span text:style-name="T12">: </text:span>Se mueve siguiendo un trayecto definido por una lista de puntos específicos. Al llegar al último punto, vuelve al primero, describiendo un circuito (ej. Dar vueltas en círculo)</text:p>
        </text:list-item>
        <text:list-item>
          <text:p text:style-name="P2" loext:marker-style-name="T12"><text:span text:style-name="T14">Patrulla ping-pong:</text:span><text:span text:style-name="T12"> </text:span>Similar a la patrulla cíclica, se mueve entre los puntos definidos en la lista. Sin embargo, para llegar al primer punto, esta patrulla recorre todos los demás puntos (ej. Ir hasta un punto y devolverse por la misma ruta).</text:p>
        </text:list-item>
      </text:list>
      <text:p text:style-name="P1"/>
      <text:p text:style-name="P1">Las clases deben cumplir con las siguientes características:</text:p>
      <text:p text:style-name="P1"/>
      <text:list text:style-name="WWNum3">
        <text:list-item>
          <text:p text:style-name="P3">Todos los <text:span text:style-name="T21">perfiles de AI </text:span>deben heredar de una clase abstracta base <text:span text:style-name="T3">AIProfile</text:span>.</text:p>
        </text:list-item>
        <text:list-item>
          <text:p text:style-name="P3">La clase <text:span text:style-name="T3">AIProfile</text:span> debe declarar los siguientes métodos:</text:p>
          <text:list>
            <text:list-item>
              <text:p text:style-name="P4" loext:marker-style-name="T1"><text:span text:style-name="T5">ExecuteProfile()</text:span><text:span text:style-name="T17">:</text:span> Encargado de ejecutar las órdenes del perfil (cómo se mueve, etc).</text:p>
            </text:list-item>
            <text:list-item>
              <text:p text:style-name="P4" loext:marker-style-name="T1"><text:span text:style-name="T5">OnPlayerDetected()</text:span>: ¿Qué debe hacer el AI una vez detecte al jugador? Para este caso, todos deben imprimir en consola un mensaje que diga <text:span text:style-name="T1">“</text:span><text:span text:style-name="T7">Player found”</text:span><text:span text:style-name="T19">.</text:span></text:p>
            </text:list-item>
            <text:list-item>
              <text:p text:style-name="P4" loext:marker-style-name="T1"><text:span text:style-name="T5">DetectPlayer():</text:span> Una instrucción que debe invocarse cada cierto tiempo para determinar si el jugador está o no en el campo de visión.</text:p>
            </text:list-item>
          </text:list>
        </text:list-item>
        <text:list-item>
          <text:p text:style-name="P3">Se deben declarar los siguientes atributos, teniendo en cuenta la clase para la que sean relevantes:</text:p>
          <text:list>
            <text:list-item>
              <text:p text:style-name="P4" loext:marker-style-name="T1"><text:span text:style-name="T9">viewDistance:</text:span><text:span text:style-name="T1"> </text:span>A qué distancia esta instancia puede percibir al jugador?</text:p>
            </text:list-item>
            <text:list-item>
              <text:p text:style-name="P4" loext:marker-style-name="T1"><text:span text:style-name="T9">waitForTurn:</text:span> Cuánto tiempo debe esperar esta instancia para girar?</text:p>
            </text:list-item>
            <text:list-item>
              <text:p text:style-name="P4" loext:marker-style-name="T1"><text:span text:style-name="T9">waypoints:</text:span> Cuáles son los puntos que esta instancia debe recorrer para cumplir su patrulla.</text:p>
            </text:list-item>
          </text:list>
        </text:list-item>
        <text:list-item>
          <text:p text:style-name="P3">Se deben declarar otros métodos por perfil que garanticen que la instancia cumple con su papel a cabalidad.</text:p>
        </text:list-item>
      </text:list>
      <text:p text:style-name="P1"/>
      <text:p text:style-name="P1">Los objetivos de este enunciado son los siguientes:</text:p>
      <text:p text:style-name="P1"/>
      <text:list text:style-name="WWNum2">
        <text:list-item>
          <text:p text:style-name="P5">Determinar cuáles métodos son <text:span text:style-name="T21">abstractos</text:span> y cuáles deberían ser utilizados por medio de una <text:span text:style-name="T21">interfaz</text:span>.</text:p>
        </text:list-item>
        <text:list-item>
          <text:p text:style-name="P5">Detectar los atributos relevantes de cada clase de acuerdo a información textual suministrada y producir artefactos de diseño a partir de la misma (diagrama de clases, código)</text:p>
        </text:list-item>
        <text:list-item>
          <text:p text:style-name="P5">Construir un escenario de prototipado rápido para probar <text:span text:style-name="T1">features</text:span> tentativos en una implementación</text:p>
        </text:list-item>
        <text:list-item>
          <text:p text:style-name="P5" loext:marker-style-name="T15"><text:soft-page-break/>La implementación de este ejercicio debe ser entregada en una escena de Unity con 3 objetos que instancien cada perfil de AI.<text:span text:style-name="T15"/></text:p>
          <text:list>
            <text:list-item>
              <text:p text:style-name="P6" loext:marker-style-name="T15">El guardia solo debe rotar una cantidad aleatoria de grados sobre su propio eje<text:span text:style-name="T15"/></text:p>
            </text:list-item>
            <text:list-item>
              <text:p text:style-name="P6" loext:marker-style-name="T15">La patrulla debe hacer un ciclo moviéndose de punto en punto de manera cícilica entre n puntos definidos en un arreglo de posiciones<text:span text:style-name="T15"/></text:p>
            </text:list-item>
            <text:list-item>
              <text:p text:style-name="P6" loext:marker-style-name="T15">La patrulla ping-pong debe recorrer un arreglo de posiciones en su orden, y revertir su recorrido pasando por los mismos puntos en sentido contrario.<text:span text:style-name="T15"/></text:p>
            </text:list-item>
          </text:list>
        </text:list-item>
        <text:list-item>
          <text:p text:style-name="P5" loext:marker-style-name="T15">No hay necesidad de tener un jugador como tal. Si elije no tenerlo, basta con tener un objeto en escena que haga las veces del jugador para simular la detección del personaj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text-align="justify" style:justify-single-word="false" fo:keep-together="always" fo:break-before="auto" fo:break-after="auto" fo:keep-with-next="always"/>
      <style:text-properties fo:font-weight="bold" style:font-weight-asian="bold"/>
    </style:style>
    <style:style style:name="Heading_20_4" style:display-name="Heading 4" style:family="paragraph" style:parent-style-name="normal" style:next-style-name="normal" style:class="text">
      <style:paragraph-properties fo:margin-left="0.5in" fo:margin-right="0in" fo:text-align="justify" style:justify-single-word="false" fo:keep-together="always" fo:text-indent="-0.25in" style:auto-text-indent="false" fo:break-before="auto" fo:break-after="auto" fo:keep-with-next="always"/>
      <style:text-properties fo:font-weight="bold" style:font-weight-asian="bold"/>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9T08:46:14.029000000</dc:date>
    <meta:editing-duration>PT1H45M6S</meta:editing-duration>
    <meta:editing-cycles>3</meta:editing-cycles>
    <meta:generator>LibreOffice/7.5.5.2$Windows_X86_64 LibreOffice_project/ca8fe7424262805f223b9a2334bc7181abbcbf5e</meta:generator>
    <meta:document-statistic meta:table-count="0" meta:image-count="0" meta:object-count="0" meta:page-count="2" meta:paragraph-count="26" meta:word-count="517" meta:character-count="3149" meta:non-whitespace-character-count="2679"/>
  </office:meta>
</office:document-meta>
</file>